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3.298cm"/>
    </style:style>
    <style:style style:name="Tableau1.B" style:family="table-column">
      <style:table-column-properties style:column-width="16.104cm"/>
    </style:style>
    <style:style style:name="Tableau1.C" style:family="table-column">
      <style:table-column-properties style:column-width="6.3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tyle="italic" officeooo:rsid="0016466a" officeooo:paragraph-rsid="0016466a" style:font-style-asian="italic" style:font-style-complex="italic"/>
    </style:style>
    <style:style style:name="P3" style:family="paragraph" style:parent-style-name="Text_20_body">
      <style:text-properties officeooo:paragraph-rsid="0024b201"/>
    </style:style>
    <style:style style:name="P4" style:family="paragraph" style:parent-style-name="Text_20_body">
      <style:text-properties officeooo:rsid="0024b201" officeooo:paragraph-rsid="0024b201"/>
    </style:style>
    <style:style style:name="P5" style:family="paragraph" style:parent-style-name="Text_20_body">
      <style:text-properties officeooo:rsid="0025a637" officeooo:paragraph-rsid="0025a637"/>
    </style:style>
    <style:style style:name="P6" style:family="paragraph" style:parent-style-name="Standard">
      <style:text-properties officeooo:rsid="0016466a" officeooo:paragraph-rsid="0016466a"/>
    </style:style>
    <style:style style:name="P7" style:family="paragraph" style:parent-style-name="Table_20_Contents">
      <style:text-properties officeooo:rsid="001e5682" officeooo:paragraph-rsid="001e5682"/>
    </style:style>
    <style:style style:name="P8" style:family="paragraph" style:parent-style-name="Table_20_Contents">
      <style:text-properties officeooo:rsid="0024b201" officeooo:paragraph-rsid="0024b201"/>
    </style:style>
    <style:style style:name="P9" style:family="paragraph" style:parent-style-name="Table_20_Heading">
      <style:text-properties officeooo:rsid="001e5682" officeooo:paragraph-rsid="001e5682"/>
    </style:style>
    <style:style style:name="P10" style:family="paragraph" style:parent-style-name="Table_20_Heading">
      <style:text-properties officeooo:rsid="0024b201" officeooo:paragraph-rsid="0024b201"/>
    </style:style>
    <style:style style:name="T1" style:family="text">
      <style:text-properties officeooo:rsid="0016466a"/>
    </style:style>
    <style:style style:name="T2" style:family="text">
      <style:text-properties officeooo:rsid="001ce1dc"/>
    </style:style>
    <style:style style:name="T3" style:family="text">
      <style:text-properties officeooo:rsid="00208d31"/>
    </style:style>
    <style:style style:name="T4" style:family="text">
      <style:text-properties officeooo:rsid="0024b20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5a637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 <text:span text:style-name="T1">- </text:span>Politique<text:span text:style-name="T3">s</text:span> <text:span text:style-name="T2">de libre accès </text:span>d<text:span text:style-name="T2">es organismes de financement de la recherche</text:span></text:h>
      <text:p text:style-name="P6"/>
      <text:p text:style-name="Subtitle"><text:span text:style-name="T2">Financeur</text:span> : <text:span text:style-name="T2">ANR </text:span></text:p>
      <text:p text:style-name="P2"/>
      <text:p text:style-name="Preformatted_20_Text"><text:span text:style-name="T5">URL des pages consultées :</text:span> </text:p>
      <text:p text:style-name="P3"/>
      <text:p text:style-name="P3"><text:a xlink:type="simple" xlink:href="https://anr.fr/fr/lanr-et-la-recherche/engagements-et-valeurs/la-science-ouverte/" text:style-name="Internet_20_link" text:visited-style-name="Visited_20_Internet_20_Link"><text:span text:style-name="T4">https://anr.fr/fr/lanr-et-la-recherche/engagements-et-valeurs/la-science-ouverte/</text:span></text:a></text:p>
      <text:p text:style-name="P4"><text:a xlink:type="simple" xlink:href="https://anr.fr/fileadmin/documents/2019/ANR-Politique-science-ouverte-texte-AAP.pdf" text:style-name="Internet_20_link" text:visited-style-name="Visited_20_Internet_20_Link">https://anr.fr/fileadmin/documents/2019/ANR-Politique-science-ouverte-texte-AAP.pdf</text:a></text:p>
      <text:p text:style-name="P5">https://anr.fr/fr/actualites-de-lanr/details/news/lanr-met-en-place-un-plan-de-gestion-des-donnees-pour-les-projets-finances-des-2019/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ext:p text:style-name="P10">Qu'est-il obligatoire de faire?</text:p>
            </table:table-cell>
            <table:table-cell table:style-name="Tableau1.C1" office:value-type="string">
              <text:p text:style-name="P9"><text:span text:style-name="T4">Qu'est-il re</text:span>commandé <text:span text:style-name="T4">de faire?</text:span></text:p>
            </table:table-cell>
          </table:table-row>
        </table:table-header-rows>
        <table:table-row>
          <table:table-cell table:style-name="Tableau1.A2" office:value-type="string">
            <text:p text:style-name="P7">Libre accès</text:p>
          </table:table-cell>
          <table:table-cell table:style-name="Tableau1.A2" office:value-type="string">
            <text:p text:style-name="P8">Déposer dans HAL ou dans une archive ouverte institutionnelle locale les publications scientifiques selon les termes de la loi pour une République numérique, <text:span text:style-name="T6">i. e.</text:span> :</text:p>
            <text:p text:style-name="P8">- les articles de revue paraissant au moins une fois par an,</text:p>
            <text:p text:style-name="P8">- dans leur version manuscrit accepté,</text:p>
            <text:p text:style-name="P8">- avec un embargo maximum de 6 mois (STM) ou 12 mois (SHS)</text:p>
          </table:table-cell>
          <table:table-cell table:style-name="Tableau1.C2" office:value-type="string">
            <text:p text:style-name="P8">Publier dans des revues ou des livres en libre accès (gold open access).</text:p>
          </table:table-cell>
        </table:table-row>
        <table:table-row>
          <table:table-cell table:style-name="Tableau1.A2" office:value-type="string">
            <text:p text:style-name="P7">Archivage</text:p>
          </table:table-cell>
          <table:table-cell table:style-name="Tableau1.A2" office:value-type="string">
            <text:p text:style-name="P8">Déposer dans HAL ou dans une archive ouverte institutionnelle locale les publications scientifiques selon les termes de la loi pour une République numérique, <text:span text:style-name="T6">i. e.</text:span> :</text:p>
            <text:p text:style-name="P8">- les articles de revue paraissant au moins une fois par an,</text:p>
            <text:p text:style-name="P8">- dans leur version manuscrit accepté,</text:p>
            <text:p text:style-name="P8">- avec un embargo maximum de 6 mois (STM) ou 12 mois (SHS)</text:p>
          </table:table-cell>
          <table:table-cell table:style-name="Tableau1.C2" office:value-type="string">
            <text:p text:style-name="P8">Déposer également les monographies dans HAL ou dans une archive ouverte institutionnelle locale.</text:p>
          </table:table-cell>
        </table:table-row>
        <table:table-row>
          <table:table-cell table:style-name="Tableau1.A2" office:value-type="string">
            <text:p text:style-name="P7">Licence </text:p>
            <text:p text:style-name="P7">(Creative Commons, etc.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Autres</text:p>
          </table:table-cell>
          <table:table-cell table:style-name="Tableau1.A2" office:value-type="string">
            <text:p text:style-name="P8">Fournir dans les 6 mois qui suivent le démarrage du projet un plan de gestion de données <text:soft-page-break/>(DMP - Data Management Plan) selon le modèle fourni. <text:span text:style-name="T7">En fonction de la durée du projet, des versions mises à jour de ce document devront être fournies : à la clôture du projet, à mi-parcours pour les projets dont la durée excède 30 mois.</text:span></text:p>
          </table:table-cell>
          <table:table-cell table:style-name="Tableau1.C2" office:value-type="string">
            <text:p text:style-name="Table_20_Contents">"<text:span text:style-name="T7">Contribuer à l'ouverture des </text:span><text:soft-page-break/><text:span text:style-name="T7">données lorsque cela est possible"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21S</meta:editing-duration>
    <meta:editing-cycles>10</meta:editing-cycles>
    <meta:generator>LibreOffice/5.3.5.2$Windows_x86 LibreOffice_project/50d9bf2b0a79cdb85a3814b592608037a682059d</meta:generator>
    <dc:date>2020-01-29T11:40:40.248000000</dc:date>
    <meta:document-statistic meta:table-count="1" meta:image-count="0" meta:object-count="0" meta:page-count="2" meta:paragraph-count="26" meta:word-count="266" meta:character-count="1827" meta:non-whitespace-character-count="1584"/>
    <meta:user-defined meta:name="Info 1"/>
    <meta:user-defined meta:name="Info 2"/>
    <meta:user-defined meta:name="Info 3"/>
    <meta:user-defined meta:name="Info 4"/>
  </office:meta>
</office:document-meta>
</file>